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Socle 20x20mm - Aimanté</text:p>
          </table:table-cell>
          <table:table-cell office:value-type="string">
            <text:p>0,31 €</text:p>
          </table:table-cell>
          <table:table-cell office:value-type="string">
            <text:p>20x20 mm</text:p>
          </table:table-cell>
          <table:table-cell office:value-type="string">
            <text:p>20x20mm Aimanté 1</text:p>
          </table:table-cell>
          <table:table-cell office:value-type="string">
            <text:p>20x20mm Aimanté 2</text:p>
          </table:table-cell>
          <table:table-cell table:number-columns-repeated="4"/>
        </table:table-row>
        <table:table-row table:style-name="ro1">
          <table:table-cell office:value-type="string">
            <text:p>Socle 20x20mm - Simple</text:p>
          </table:table-cell>
          <table:table-cell office:value-type="string">
            <text:p>0,10 €</text:p>
          </table:table-cell>
          <table:table-cell office:value-type="string">
            <text:p>20x20 mm</text:p>
          </table:table-cell>
          <table:table-cell office:value-type="string">
            <text:p>20x20mm 1</text:p>
          </table:table-cell>
          <table:table-cell office:value-type="string">
            <text:p>20x20mm 2</text:p>
          </table:table-cell>
          <table:table-cell table:number-columns-repeated="4"/>
        </table:table-row>
        <table:table-row table:style-name="ro1">
          <table:table-cell office:value-type="string">
            <text:p>Socle 25x25mm - Aimanté</text:p>
          </table:table-cell>
          <table:table-cell office:value-type="string">
            <text:p>0,35 €</text:p>
          </table:table-cell>
          <table:table-cell office:value-type="string">
            <text:p>25x25 mm</text:p>
          </table:table-cell>
          <table:table-cell office:value-type="string">
            <text:p>25x25mm Aimanté 1</text:p>
          </table:table-cell>
          <table:table-cell office:value-type="string">
            <text:p>25x25mm Aimanté 2</text:p>
          </table:table-cell>
          <table:table-cell table:number-columns-repeated="4"/>
        </table:table-row>
        <table:table-row table:style-name="ro1">
          <table:table-cell office:value-type="string">
            <text:p>Socle 25x25mm - Simple</text:p>
          </table:table-cell>
          <table:table-cell office:value-type="string">
            <text:p>0,14 €</text:p>
          </table:table-cell>
          <table:table-cell office:value-type="string">
            <text:p>25x25 mm</text:p>
          </table:table-cell>
          <table:table-cell office:value-type="string">
            <text:p>25x25mm 1</text:p>
          </table:table-cell>
          <table:table-cell office:value-type="string">
            <text:p>25x25mm 2</text:p>
          </table:table-cell>
          <table:table-cell table:number-columns-repeated="4"/>
        </table:table-row>
        <table:table-row table:style-name="ro1">
          <table:table-cell office:value-type="string">
            <text:p>Socle 25x50mm - Aimanté</text:p>
          </table:table-cell>
          <table:table-cell office:value-type="string">
            <text:p>0,43 €</text:p>
          </table:table-cell>
          <table:table-cell office:value-type="string">
            <text:p>25x50 mm</text:p>
          </table:table-cell>
          <table:table-cell office:value-type="string">
            <text:p>25x50mm Aimanté 1</text:p>
          </table:table-cell>
          <table:table-cell office:value-type="string">
            <text:p>25x50mm Aimanté 2</text:p>
          </table:table-cell>
          <table:table-cell table:number-columns-repeated="4"/>
        </table:table-row>
        <table:table-row table:style-name="ro1">
          <table:table-cell office:value-type="string">
            <text:p>Socle 25x50mm - Simple</text:p>
          </table:table-cell>
          <table:table-cell office:value-type="string">
            <text:p>0,22 €</text:p>
          </table:table-cell>
          <table:table-cell office:value-type="string">
            <text:p>25x50 mm</text:p>
          </table:table-cell>
          <table:table-cell office:value-type="string">
            <text:p>25x50mm 1</text:p>
          </table:table-cell>
          <table:table-cell office:value-type="string">
            <text:p>25x50mm 2</text:p>
          </table:table-cell>
          <table:table-cell table:number-columns-repeated="4"/>
        </table:table-row>
        <table:table-row table:style-name="ro1">
          <table:table-cell office:value-type="string">
            <text:p>Socle 30x30mm - Aimanté</text:p>
          </table:table-cell>
          <table:table-cell office:value-type="string">
            <text:p>0,39 €</text:p>
          </table:table-cell>
          <table:table-cell office:value-type="string">
            <text:p>30x30 mm</text:p>
          </table:table-cell>
          <table:table-cell office:value-type="string">
            <text:p>30x30mm Aimanté 1</text:p>
          </table:table-cell>
          <table:table-cell office:value-type="string">
            <text:p>30x30mm Aimanté 2</text:p>
          </table:table-cell>
          <table:table-cell table:number-columns-repeated="4"/>
        </table:table-row>
        <table:table-row table:style-name="ro1">
          <table:table-cell office:value-type="string">
            <text:p>Socle 30x30mm - Simple</text:p>
          </table:table-cell>
          <table:table-cell office:value-type="string">
            <text:p>0,16 €</text:p>
          </table:table-cell>
          <table:table-cell office:value-type="string">
            <text:p>30x30 mm</text:p>
          </table:table-cell>
          <table:table-cell office:value-type="string">
            <text:p>30x30mm 1</text:p>
          </table:table-cell>
          <table:table-cell office:value-type="string">
            <text:p>30x30mm 2</text:p>
          </table:table-cell>
          <table:table-cell table:number-columns-repeated="4"/>
        </table:table-row>
        <table:table-row table:style-name="ro1">
          <table:table-cell office:value-type="string">
            <text:p>Socle 30x60mm - Aimanté</text:p>
          </table:table-cell>
          <table:table-cell office:value-type="string">
            <text:p>0,65 €</text:p>
          </table:table-cell>
          <table:table-cell office:value-type="string">
            <text:p>30x60 mm</text:p>
          </table:table-cell>
          <table:table-cell office:value-type="string">
            <text:p>30x60mm Aimanté 1</text:p>
          </table:table-cell>
          <table:table-cell office:value-type="string">
            <text:p>30x60mm Aimanté 2</text:p>
          </table:table-cell>
          <table:table-cell table:number-columns-repeated="4"/>
        </table:table-row>
        <table:table-row table:style-name="ro1">
          <table:table-cell office:value-type="string">
            <text:p>Socle 30x60mm - Simple</text:p>
          </table:table-cell>
          <table:table-cell office:value-type="string">
            <text:p>0,26 €</text:p>
          </table:table-cell>
          <table:table-cell office:value-type="string">
            <text:p>30x60 mm</text:p>
          </table:table-cell>
          <table:table-cell office:value-type="string">
            <text:p>30x60mm 1</text:p>
          </table:table-cell>
          <table:table-cell office:value-type="string">
            <text:p>30x60mm 2</text:p>
          </table:table-cell>
          <table:table-cell table:number-columns-repeated="4"/>
        </table:table-row>
        <table:table-row table:style-name="ro1">
          <table:table-cell office:value-type="string">
            <text:p>Socle 40x40mm - Aimanté</text:p>
          </table:table-cell>
          <table:table-cell office:value-type="string">
            <text:p>0,45 €</text:p>
          </table:table-cell>
          <table:table-cell office:value-type="string">
            <text:p>40x40 mm</text:p>
          </table:table-cell>
          <table:table-cell office:value-type="string">
            <text:p>40x40mm Aimanté 1</text:p>
          </table:table-cell>
          <table:table-cell office:value-type="string">
            <text:p>40x40mm Aimanté 2</text:p>
          </table:table-cell>
          <table:table-cell table:number-columns-repeated="4"/>
        </table:table-row>
        <table:table-row table:style-name="ro1">
          <table:table-cell office:value-type="string">
            <text:p>Socle 40x40mm - Simple</text:p>
          </table:table-cell>
          <table:table-cell office:value-type="string">
            <text:p>0,24 €</text:p>
          </table:table-cell>
          <table:table-cell office:value-type="string">
            <text:p>40x40 mm</text:p>
          </table:table-cell>
          <table:table-cell office:value-type="string">
            <text:p>40x40mm 1</text:p>
          </table:table-cell>
          <table:table-cell office:value-type="string">
            <text:p>40x40mm 2</text:p>
          </table:table-cell>
          <table:table-cell table:number-columns-repeated="4"/>
        </table:table-row>
        <table:table-row table:style-name="ro1">
          <table:table-cell office:value-type="string">
            <text:p>Socle 40x60mm - Aimanté</text:p>
          </table:table-cell>
          <table:table-cell office:value-type="string">
            <text:p>0,53 €</text:p>
          </table:table-cell>
          <table:table-cell office:value-type="string">
            <text:p>40x60 mm</text:p>
          </table:table-cell>
          <table:table-cell office:value-type="string">
            <text:p>40x60mm Aimanté 1</text:p>
          </table:table-cell>
          <table:table-cell office:value-type="string">
            <text:p>40x60mm Aimanté 2</text:p>
          </table:table-cell>
          <table:table-cell table:number-columns-repeated="4"/>
        </table:table-row>
        <table:table-row table:style-name="ro1">
          <table:table-cell office:value-type="string">
            <text:p>Socle 40x60mm - Simple</text:p>
          </table:table-cell>
          <table:table-cell office:value-type="string">
            <text:p>0,29 €</text:p>
          </table:table-cell>
          <table:table-cell office:value-type="string">
            <text:p>40x60 mm</text:p>
          </table:table-cell>
          <table:table-cell office:value-type="string">
            <text:p>40x60mm 1</text:p>
          </table:table-cell>
          <table:table-cell office:value-type="string">
            <text:p>40x60mm 2</text:p>
          </table:table-cell>
          <table:table-cell table:number-columns-repeated="4"/>
        </table:table-row>
        <table:table-row table:style-name="ro1">
          <table:table-cell office:value-type="string">
            <text:p>Socle 50x100mm - Aimanté</text:p>
          </table:table-cell>
          <table:table-cell office:value-type="string">
            <text:p>0,97 €</text:p>
          </table:table-cell>
          <table:table-cell office:value-type="string">
            <text:p>50x100 mm</text:p>
          </table:table-cell>
          <table:table-cell office:value-type="string">
            <text:p>50x100mm Aimanté 1</text:p>
          </table:table-cell>
          <table:table-cell office:value-type="string">
            <text:p>50x100mm Aimanté 2</text:p>
          </table:table-cell>
          <table:table-cell table:number-columns-repeated="4"/>
        </table:table-row>
        <table:table-row table:style-name="ro1">
          <table:table-cell office:value-type="string">
            <text:p>Socle 50x100mm - Simple</text:p>
          </table:table-cell>
          <table:table-cell office:value-type="string">
            <text:p>0,47 €</text:p>
          </table:table-cell>
          <table:table-cell office:value-type="string">
            <text:p>50x100 mm</text:p>
          </table:table-cell>
          <table:table-cell office:value-type="string">
            <text:p>50x100mm 1</text:p>
          </table:table-cell>
          <table:table-cell office:value-type="string">
            <text:p>50x100mm 2</text:p>
          </table:table-cell>
          <table:table-cell table:number-columns-repeated="4"/>
        </table:table-row>
        <table:table-row table:style-name="ro1">
          <table:table-cell office:value-type="string">
            <text:p>Socle 50x50mm - Aimanté</text:p>
          </table:table-cell>
          <table:table-cell office:value-type="string">
            <text:p>0,58 €</text:p>
          </table:table-cell>
          <table:table-cell office:value-type="string">
            <text:p>50x50 mm</text:p>
          </table:table-cell>
          <table:table-cell office:value-type="string">
            <text:p>50x50mm Aimanté 1</text:p>
          </table:table-cell>
          <table:table-cell office:value-type="string">
            <text:p>50x50mm Aimanté 2</text:p>
          </table:table-cell>
          <table:table-cell table:number-columns-repeated="4"/>
        </table:table-row>
        <table:table-row table:style-name="ro1">
          <table:table-cell office:value-type="string">
            <text:p>Socle 50x50mm - Simple</text:p>
          </table:table-cell>
          <table:table-cell office:value-type="string">
            <text:p>0,33 €</text:p>
          </table:table-cell>
          <table:table-cell office:value-type="string">
            <text:p>50x50 mm</text:p>
          </table:table-cell>
          <table:table-cell office:value-type="string">
            <text:p>50x50mm 1</text:p>
          </table:table-cell>
          <table:table-cell office:value-type="string">
            <text:p>50x50mm 2</text:p>
          </table:table-cell>
          <table:table-cell table:number-columns-repeated="4"/>
        </table:table-row>
        <table:table-row table:style-name="ro1">
          <table:table-cell office:value-type="string">
            <text:p>Socle 50x75mm - Aimanté</text:p>
          </table:table-cell>
          <table:table-cell office:value-type="string">
            <text:p>0,60 €</text:p>
          </table:table-cell>
          <table:table-cell office:value-type="string">
            <text:p>50x75 mm</text:p>
          </table:table-cell>
          <table:table-cell office:value-type="string">
            <text:p>50x75mm Aimanté 1</text:p>
          </table:table-cell>
          <table:table-cell office:value-type="string">
            <text:p>50x75mm Aimanté 2</text:p>
          </table:table-cell>
          <table:table-cell table:number-columns-repeated="4"/>
        </table:table-row>
        <table:table-row table:style-name="ro1">
          <table:table-cell office:value-type="string">
            <text:p>Socle 50x75mm - Simple</text:p>
          </table:table-cell>
          <table:table-cell office:value-type="string">
            <text:p>0,36 €</text:p>
          </table:table-cell>
          <table:table-cell office:value-type="string">
            <text:p>50x75 mm</text:p>
          </table:table-cell>
          <table:table-cell office:value-type="string">
            <text:p>50x75mm 1</text:p>
          </table:table-cell>
          <table:table-cell office:value-type="string">
            <text:p>50x75mm 2</text:p>
          </table:table-cell>
          <table:table-cell table:number-columns-repeated="4"/>
        </table:table-row>
        <table:table-row table:style-name="ro1">
          <table:table-cell office:value-type="string">
            <text:p>Socle 60x100mm - Aimanté</text:p>
          </table:table-cell>
          <table:table-cell office:value-type="string">
            <text:p>1,00 €</text:p>
          </table:table-cell>
          <table:table-cell office:value-type="string">
            <text:p>60x100 mm</text:p>
          </table:table-cell>
          <table:table-cell office:value-type="string">
            <text:p>60x100mm Aimanté 1</text:p>
          </table:table-cell>
          <table:table-cell office:value-type="string">
            <text:p>60x100mm Aimanté 2</text:p>
          </table:table-cell>
          <table:table-cell table:number-columns-repeated="4"/>
        </table:table-row>
        <table:table-row table:style-name="ro1">
          <table:table-cell office:value-type="string">
            <text:p>Socle 60x100mm - Simple</text:p>
          </table:table-cell>
          <table:table-cell office:value-type="string">
            <text:p>0,50 €</text:p>
          </table:table-cell>
          <table:table-cell office:value-type="string">
            <text:p>60x100 mm</text:p>
          </table:table-cell>
          <table:table-cell office:value-type="string">
            <text:p>60x100mm 1</text:p>
          </table:table-cell>
          <table:table-cell office:value-type="string">
            <text:p>60x100mm 2</text:p>
          </table:table-cell>
          <table:table-cell table:number-columns-repeated="4"/>
        </table:table-row>
        <table:table-row table:style-name="ro1">
          <table:table-cell office:value-type="string">
            <text:p>Socle 100x100mm - Aimanté</text:p>
          </table:table-cell>
          <table:table-cell office:value-type="string">
            <text:p>1,30 €</text:p>
          </table:table-cell>
          <table:table-cell office:value-type="string">
            <text:p>100x100 mm</text:p>
          </table:table-cell>
          <table:table-cell office:value-type="string">
            <text:p>100x100mm Aimanté 1</text:p>
          </table:table-cell>
          <table:table-cell office:value-type="string">
            <text:p>100x100mm Aimanté 2</text:p>
          </table:table-cell>
          <table:table-cell table:number-columns-repeated="4"/>
        </table:table-row>
        <table:table-row table:style-name="ro1">
          <table:table-cell office:value-type="string">
            <text:p>Socle 100x100mm - Simple</text:p>
          </table:table-cell>
          <table:table-cell office:value-type="string">
            <text:p>0,75 €</text:p>
          </table:table-cell>
          <table:table-cell office:value-type="string">
            <text:p>100x100 mm</text:p>
          </table:table-cell>
          <table:table-cell office:value-type="string">
            <text:p>100x100mm 1</text:p>
          </table:table-cell>
          <table:table-cell office:value-type="string">
            <text:p>100x100mm 2</text:p>
          </table:table-cell>
          <table:table-cell table:number-columns-repeated="4"/>
        </table:table-row>
        <table:table-row table:style-name="ro1">
          <table:table-cell office:value-type="string">
            <text:p>Socle 150x100mm - Aimanté</text:p>
          </table:table-cell>
          <table:table-cell office:value-type="string">
            <text:p>1,40 €</text:p>
          </table:table-cell>
          <table:table-cell office:value-type="string">
            <text:p>150x100 mm</text:p>
          </table:table-cell>
          <table:table-cell office:value-type="string">
            <text:p>150x100mm Aimanté 1</text:p>
          </table:table-cell>
          <table:table-cell office:value-type="string">
            <text:p>150x100mm Aimanté 2</text:p>
          </table:table-cell>
          <table:table-cell table:number-columns-repeated="4"/>
        </table:table-row>
        <table:table-row table:style-name="ro1">
          <table:table-cell office:value-type="string">
            <text:p>Socle 150x100mm - Simple</text:p>
          </table:table-cell>
          <table:table-cell office:value-type="string">
            <text:p>0,90 €</text:p>
          </table:table-cell>
          <table:table-cell office:value-type="string">
            <text:p>150x100 mm</text:p>
          </table:table-cell>
          <table:table-cell office:value-type="string">
            <text:p>150x100mm 1</text:p>
          </table:table-cell>
          <table:table-cell office:value-type="string">
            <text:p>150x100mm 2</text:p>
          </table:table-cell>
          <table:table-cell table:number-columns-repeated="4"/>
        </table:table-row>
        <table:table-row table:style-name="ro1">
          <table:table-cell office:value-type="string">
            <text:p>Socle 200x100mm - Aimanté</text:p>
          </table:table-cell>
          <table:table-cell office:value-type="string">
            <text:p>2,00 €</text:p>
          </table:table-cell>
          <table:table-cell office:value-type="string">
            <text:p>200x100 mm</text:p>
          </table:table-cell>
          <table:table-cell office:value-type="string">
            <text:p>200x100mm Aimanté 1</text:p>
          </table:table-cell>
          <table:table-cell office:value-type="string">
            <text:p>200x100mm Aimanté 2</text:p>
          </table:table-cell>
          <table:table-cell table:number-columns-repeated="4"/>
        </table:table-row>
        <table:table-row table:style-name="ro1">
          <table:table-cell office:value-type="string">
            <text:p>Socle 200x100mm - Simple</text:p>
          </table:table-cell>
          <table:table-cell office:value-type="string">
            <text:p>1,14 €</text:p>
          </table:table-cell>
          <table:table-cell office:value-type="string">
            <text:p>200x100 mm</text:p>
          </table:table-cell>
          <table:table-cell office:value-type="string">
            <text:p>200x100mm 1</text:p>
          </table:table-cell>
          <table:table-cell office:value-type="string">
            <text:p>200x100mm 2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7">17/07/2025</text:date>, <text:time>08:1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7T08:10:22.35</dc:date>
    <dc:creator>Ycham BOUNOUAR</dc:creator>
    <meta:editing-duration>PT18M48S</meta:editing-duration>
    <meta:editing-cycles>3</meta:editing-cycles>
    <meta:document-statistic meta:table-count="1" meta:cell-count="149" meta:object-count="0"/>
  </office:meta>
</office:document-meta>
</file>